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s guide</text:p>
      <text:h text:style-name="Heading_20_1" text:outline-level="1">Installation</text:h>
      <text:h text:style-name="Heading_20_1" text:outline-level="1">Getting started</text:h>
      <text:h text:style-name="Heading_20_1" text:outline-level="1">Concepts</text:h>
      <text:p text:style-name="Text_20_body"/>
      <text:h text:style-name="Heading_20_3" text:outline-level="3">Schema</text:h>
      <text:h text:style-name="Heading_20_3" text:outline-level="3">Input file</text:h>
      <text:h text:style-name="Heading_20_3" text:outline-level="3">Output file</text:h>
      <text:h text:style-name="Heading_20_3" text:outline-level="3">Reader</text:h>
      <text:h text:style-name="Heading_20_3" text:outline-level="3">Document</text:h>
      <text:h text:style-name="Heading_20_3" text:outline-level="3">Line</text:h>
      <text:h text:style-name="Heading_20_3" text:outline-level="3">Cell</text:h>
      <text:h text:style-name="Heading_20_3" text:outline-level="3"/>
      <text:p text:style-name="Text_20_body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11" meta:word-count="15" meta:character-count="95"/>
    <dc:date>2009-02-03T16:47:15.56</dc:date>
    <dc:creator>Jonas Stenberg</dc:creator>
    <meta:editing-duration>PT00H18M55S</meta:editing-duration>
    <meta:editing-cycles>1</meta:editing-cycles>
    <meta:generator>OpenOffice.org/3.0$Win32 OpenOffice.org_project/300m9$Build-9358</meta:generator>
    <meta:user-defined meta:name="Information 1"/>
    <meta:user-defined meta:name="Information 2"/>
    <meta:user-defined meta:name="Information 3"/>
    <meta:user-defined meta:name="Information 4"/>
  </office:meta>
</office:document-meta>
</file>